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062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class_offs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formula="of:=[.C1]+[.D1]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G1]+[.H1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L1]+[.M1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Q1]+[.R1]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DEC2BIN([.E2])" office:value-type="string" office:string-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DEC2BIN([.J2])" office:value-type="string" office:string-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DEC2BIN([.O2])" office:value-type="string" office:string-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DEC2BIN([.E3])" office:value-type="string" office:string-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POWER(2;2)+POWER(2;0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DEC2BIN([.J3])" office:value-type="string" office:string-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table:formula="of:=POWER(2;2)+POWER(2;1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DEC2BIN([.O3])" office:value-type="string" office:string-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" table:formula="of:=POWER(2;2)+POWER(2;1)+POWER(2;0)" office:value-type="float" office:value="7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001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DEC2BIN([.E4])" office:value-type="string" office:string-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DEC2BIN([.J4])" office:value-type="string" office:string-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DEC2BIN([.O4])" office:value-type="string" office:string-value="10">
            <text:p>1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010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DEC2BIN([.E5])" office:value-type="string" office:string-value="100">
            <text:p>1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DEC2BIN([.J5])" office:value-type="string" office:string-value="100">
            <text:p>1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DEC2BIN([.O5])" office:value-type="string" office:string-value="100">
            <text:p>10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0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formula="of:=DEC2BIN([.E6])" office:value-type="string" office:string-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DEC2BIN([.J6])" office:value-type="string" office:string-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DEC2BIN([.O6])" office:value-type="string" office:string-value="1000">
            <text:p>100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01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DEC2BIN([.E7])" office:value-type="string" office:string-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DEC2BIN([.J7])" office:value-type="string" office:string-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DEC2BIN([.O7])" office:value-type="string" office:string-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T9]+[.T8]" office:value-type="float" office:value="14">
            <text:p>14</text:p>
          </table:table-cell>
          <table:table-cell table:formula="of:=[.U9]+[.U8]" office:value-type="float" office:value="20">
            <text:p>20</text:p>
          </table:table-cell>
          <table:table-cell table:formula="of:=[.V9]+[.V8]" office:value-type="float" office:value="27">
            <text:p>27</text:p>
          </table:table-cell>
          <table:table-cell table:formula="of:=[.W9]+[.W8]" office:value-type="float" office:value="35">
            <text:p>35</text:p>
          </table:table-cell>
          <table:table-cell table:formula="of:=[.X9]+[.X8]" office:value-type="float" office:value="44">
            <text:p>44</text:p>
          </table:table-cell>
          <table:table-cell table:formula="of:=[.Y9]+[.Y8]" office:value-type="float" office:value="54">
            <text:p>54</text:p>
          </table:table-cell>
          <table:table-cell table:formula="of:=[.Z9]+[.Z8]" office:value-type="float" office:value="65">
            <text:p>65</text:p>
          </table:table-cell>
          <table:table-cell table:formula="of:=[.AA9]+[.AA8]" office:value-type="float" office:value="77">
            <text:p>77</text:p>
          </table:table-cell>
          <table:table-cell table:formula="of:=[.AB9]+[.AB8]" office:value-type="float" office:value="90">
            <text:p>90</text:p>
          </table:table-cell>
          <table:table-cell table:formula="of:=[.AC9]+[.AC8]" office:value-type="float" office:value="104">
            <text:p>104</text:p>
          </table:table-cell>
          <table:table-cell table:formula="of:=[.AD9]+[.AD8]" office:value-type="float" office:value="119">
            <text:p>119</text:p>
          </table:table-cell>
          <table:table-cell table:formula="of:=[.AE9]+[.AE8]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001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formula="of:=DEC2BIN([.E8])" office:value-type="string" office:string-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" table:formula="of:=POWER(2;3)+POWER(2;1)"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DEC2BIN([.J8])" office:value-type="string" office:string-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DEC2BIN([.O8])" office:value-type="string" office:string-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T10]+[.T9]" office:value-type="float" office:value="10">
            <text:p>10</text:p>
          </table:table-cell>
          <table:table-cell table:formula="of:=[.U10]+[.U9]" office:value-type="float" office:value="15">
            <text:p>15</text:p>
          </table:table-cell>
          <table:table-cell table:formula="of:=[.V10]+[.V9]" office:value-type="float" office:value="21">
            <text:p>21</text:p>
          </table:table-cell>
          <table:table-cell table:formula="of:=[.W10]+[.W9]" office:value-type="float" office:value="28">
            <text:p>28</text:p>
          </table:table-cell>
          <table:table-cell table:formula="of:=[.X10]+[.X9]" office:value-type="float" office:value="36">
            <text:p>36</text:p>
          </table:table-cell>
          <table:table-cell table:formula="of:=[.Y10]+[.Y9]" office:value-type="float" office:value="45">
            <text:p>45</text:p>
          </table:table-cell>
          <table:table-cell table:formula="of:=[.Z10]+[.Z9]" office:value-type="float" office:value="55">
            <text:p>55</text:p>
          </table:table-cell>
          <table:table-cell table:formula="of:=[.AA10]+[.AA9]" office:value-type="float" office:value="66">
            <text:p>66</text:p>
          </table:table-cell>
          <table:table-cell table:formula="of:=[.AB10]+[.AB9]" office:value-type="float" office:value="78">
            <text:p>78</text:p>
          </table:table-cell>
          <table:table-cell table:formula="of:=[.AC10]+[.AC9]" office:value-type="float" office:value="91">
            <text:p>91</text:p>
          </table:table-cell>
          <table:table-cell table:formula="of:=[.AD10]+[.AD9]" office:value-type="float" office:value="105">
            <text:p>105</text:p>
          </table:table-cell>
          <table:table-cell table:formula="of:=[.AE10]+[.AE9]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0101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DEC2BIN([.E9])" office:value-type="string" office:string-value="101">
            <text:p>1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DEC2BIN([.J9])" office:value-type="string" office:string-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float" office:value="64">
            <text:p>64</text:p>
          </table:table-cell>
          <table:table-cell table:formula="of:=DEC2BIN([.O9])" office:value-type="string" office:string-value="1000000">
            <text:p>10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100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formula="of:=DEC2BIN([.E10])" office:value-type="string" office:string-value="110">
            <text:p>1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DEC2BIN([.J10])" office:value-type="string" office:string-value="101">
            <text:p>1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DEC2BIN([.O10])" office:value-type="string" office:string-value="11">
            <text:p>1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6">
            <text:p>6</text:p>
          </table:table-cell>
          <table:table-cell table:formula="of:=[.T8]" office:value-type="float" office:value="10">
            <text:p>10</text:p>
          </table:table-cell>
          <table:table-cell table:formula="of:=[.U8]" office:value-type="float" office:value="15">
            <text:p>15</text:p>
          </table:table-cell>
          <table:table-cell table:formula="of:=[.V8]" office:value-type="float" office:value="21">
            <text:p>21</text:p>
          </table:table-cell>
          <table:table-cell table:formula="of:=[.W8]" office:value-type="float" office:value="28">
            <text:p>28</text:p>
          </table:table-cell>
          <table:table-cell table:formula="of:=[.X8]" office:value-type="float" office:value="36">
            <text:p>36</text:p>
          </table:table-cell>
          <table:table-cell table:formula="of:=[.Y8]" office:value-type="float" office:value="45">
            <text:p>45</text:p>
          </table:table-cell>
          <table:table-cell table:formula="of:=[.Z8]" office:value-type="float" office:value="55">
            <text:p>55</text:p>
          </table:table-cell>
          <table:table-cell table:formula="of:=[.AA8]" office:value-type="float" office:value="66">
            <text:p>66</text:p>
          </table:table-cell>
          <table:table-cell table:formula="of:=[.AB8]" office:value-type="float" office:value="78">
            <text:p>78</text:p>
          </table:table-cell>
          <table:table-cell table:formula="of:=[.AC8]" office:value-type="float" office:value="91">
            <text:p>91</text:p>
          </table:table-cell>
          <table:table-cell table:formula="of:=[.AD8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1010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formula="of:=DEC2BIN([.E11])" office:value-type="string" office:string-value="1001">
            <text:p>10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DEC2BIN([.J11])" office:value-type="string" office:string-value="110">
            <text:p>1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DEC2BIN([.O11])" office:value-type="string" office:string-value="101">
            <text:p>10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U7]" office:value-type="float" office:value="20">
            <text:p>20</text:p>
          </table:table-cell>
          <table:table-cell table:formula="of:=[.V7]" office:value-type="float" office:value="27">
            <text:p>27</text:p>
          </table:table-cell>
          <table:table-cell table:formula="of:=[.W7]" office:value-type="float" office:value="35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10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formula="of:=DEC2BIN([.E12])" office:value-type="string" office:string-value="1010">
            <text:p>10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DEC2BIN([.J12])" office:value-type="string" office:string-value="1001">
            <text:p>10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DEC2BIN([.O12])" office:value-type="string" office:string-value="110">
            <text:p>11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01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DEC2BIN([.E13])" office:value-type="string" office:string-value="1100">
            <text:p>11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DEC2BIN([.J13])" office:value-type="string" office:string-value="1010">
            <text:p>10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DEC2BIN([.O13])" office:value-type="string" office:string-value="1001">
            <text:p>100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011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formula="of:=DEC2BIN([.E14])" office:value-type="string" office:string-value="10001">
            <text:p>100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DEC2BIN([.J14])" office:value-type="string" office:string-value="1100">
            <text:p>11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DEC2BIN([.O14])" office:value-type="string" office:string-value="1010">
            <text:p>101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V13]+[.V10]" office:value-type="float" office:value="35">
            <text:p>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101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formula="of:=DEC2BIN([.E15])" office:value-type="string" office:string-value="10010">
            <text:p>100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DEC2BIN([.J15])" office:value-type="string" office:string-value="10001">
            <text:p>100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DEC2BIN([.O15])" office:value-type="string" office:string-value="1100">
            <text:p>110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110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table:formula="of:=DEC2BIN([.E16])" office:value-type="string" office:string-value="10100">
            <text:p>101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DEC2BIN([.J16])" office:value-type="string" office:string-value="10010">
            <text:p>100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DEC2BIN([.O16])" office:value-type="string" office:string-value="10001">
            <text:p>10001</text:p>
          </table:table-cell>
          <table:table-cell office:value-type="float" office:value="2">
            <text:p>2</text:p>
          </table:table-cell>
          <table:table-cell/>
          <table:table-cell table:formula="of:=FACT(15)/FACT(7)/FACT(8)" office:value-type="float" office:value="6435">
            <text:p>643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DEC2BIN([.E17])" office:value-type="string" office:string-value="11000">
            <text:p>110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DEC2BIN([.J17])" office:value-type="string" office:string-value="10100">
            <text:p>101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DEC2BIN([.O17])" office:value-type="string" office:string-value="10010">
            <text:p>10010</text:p>
          </table:table-cell>
          <table:table-cell office:value-type="float" office:value="2">
            <text:p>2</text:p>
          </table:table-cell>
          <table:table-cell/>
          <table:table-cell table:formula="of:=LOG([.S16];2)" office:value-type="float" office:value="12.6517244331081">
            <text:p>12.651724433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DEC2BIN([.E18])" office:value-type="string" office:string-value="111">
            <text:p>1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table:formula="of:=DEC2BIN([.J18])" office:value-type="string" office:string-value="11000">
            <text:p>110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DEC2BIN([.O18])" office:value-type="string" office:string-value="10100">
            <text:p>10100</text:p>
          </table:table-cell>
          <table:table-cell office:value-type="float" office:value="2">
            <text:p>2</text:p>
          </table:table-cell>
          <table:table-cell/>
          <table:table-cell table:formula="of:=13+4" office:value-type="float" office:value="17">
            <text:p>1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DEC2BIN([.E19])" office:value-type="string" office:string-value="1011">
            <text:p>10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DEC2BIN([.J19])" office:value-type="string" office:string-value="100001">
            <text:p>10000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DEC2BIN([.O19])" office:value-type="string" office:string-value="11000">
            <text:p>1100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DEC2BIN([.E20])" office:value-type="string" office:string-value="1101">
            <text:p>11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DEC2BIN([.J20])" office:value-type="string" office:string-value="100010">
            <text:p>1000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DEC2BIN([.O20])" office:value-type="string" office:string-value="100001">
            <text:p>10000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DEC2BIN([.E21])" office:value-type="string" office:string-value="1110">
            <text:p>11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DEC2BIN([.J21])" office:value-type="string" office:string-value="100100">
            <text:p>1001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DEC2BIN([.O21])" office:value-type="string" office:string-value="100010">
            <text:p>10001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DEC2BIN([.E22])" office:value-type="string" office:string-value="10011">
            <text:p>100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DEC2BIN([.J22])" office:value-type="string" office:string-value="101000">
            <text:p>1010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DEC2BIN([.O22])" office:value-type="string" office:string-value="100100">
            <text:p>100100</text:p>
          </table:table-cell>
          <table:table-cell office:value-type="float" office:value="2">
            <text:p>2</text:p>
          </table:table-cell>
          <table:table-cell/>
          <table:table-cell table:formula="of:=FACT(15)/FACT([.T22])/FACT(15-[.T2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LOG([.S22];2);1)" office:value-type="float" office:value="0">
            <text:p>0</text:p>
          </table:table-cell>
          <table:table-cell table:formula="of:=4+[.U22]" office:value-type="float" office:value="4">
            <text:p>4</text:p>
          </table:table-cell>
          <table:table-cell table:formula="of:=15-[.V22]" office:value-type="float" office:value="11">
            <text:p>11</text:p>
          </table:table-cell>
          <table:table-cell office:value-type="string">
            <text:p>000</text:p>
          </table:table-cell>
          <table:table-cell office:value-type="string">
            <text:p>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DEC2BIN([.E23])" office:value-type="string" office:string-value="10101">
            <text:p>101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8">
            <text:p>48</text:p>
          </table:table-cell>
          <table:table-cell table:formula="of:=DEC2BIN([.J23])" office:value-type="string" office:string-value="110000">
            <text:p>1100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DEC2BIN([.O23])" office:value-type="string" office:string-value="101000">
            <text:p>101000</text:p>
          </table:table-cell>
          <table:table-cell office:value-type="float" office:value="2">
            <text:p>2</text:p>
          </table:table-cell>
          <table:table-cell/>
          <table:table-cell table:formula="of:=FACT(15)/FACT([.T23])/FACT(15-[.T23]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CEILING(LOG([.S23];2);1)" office:value-type="float" office:value="4">
            <text:p>4</text:p>
          </table:table-cell>
          <table:table-cell table:formula="of:=4+[.U23]" office:value-type="float" office:value="8">
            <text:p>8</text:p>
          </table:table-cell>
          <table:table-cell table:formula="of:=15-[.V23]" office:value-type="float" office:value="7">
            <text:p>7</text:p>
          </table:table-cell>
          <table:table-cell office:value-type="string">
            <text:p>001</text:p>
          </table:table-cell>
          <table:table-cell office:value-type="string">
            <text:p>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DEC2BIN([.E24])" office:value-type="string" office:string-value="10110">
            <text:p>101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DEC2BIN([.J24])" office:value-type="string" office:string-value="111">
            <text:p>1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float" office:value="48">
            <text:p>48</text:p>
          </table:table-cell>
          <table:table-cell table:formula="of:=DEC2BIN([.O24])" office:value-type="string" office:string-value="110000">
            <text:p>110000</text:p>
          </table:table-cell>
          <table:table-cell office:value-type="float" office:value="2">
            <text:p>2</text:p>
          </table:table-cell>
          <table:table-cell/>
          <table:table-cell table:formula="of:=FACT(15)/FACT([.T24])/FACT(15-[.T24])" office:value-type="float" office:value="105">
            <text:p>105</text:p>
          </table:table-cell>
          <table:table-cell office:value-type="float" office:value="2">
            <text:p>2</text:p>
          </table:table-cell>
          <table:table-cell table:formula="of:=CEILING(LOG([.S24];2);1)" office:value-type="float" office:value="7">
            <text:p>7</text:p>
          </table:table-cell>
          <table:table-cell table:formula="of:=4+[.U24]" office:value-type="float" office:value="11">
            <text:p>11</text:p>
          </table:table-cell>
          <table:table-cell table:formula="of:=15-[.V24]" office:value-type="float" office:value="4">
            <text:p>4</text:p>
          </table:table-cell>
          <table:table-cell office:value-type="string">
            <text:p>0100</text:p>
          </table:table-cell>
          <table:table-cell office:value-type="string">
            <text:p>1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DEC2BIN([.E25])" office:value-type="string" office:string-value="11001">
            <text:p>110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DEC2BIN([.J25])" office:value-type="string" office:string-value="1011">
            <text:p>10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DEC2BIN([.O25])" office:value-type="string" office:string-value="1000001">
            <text:p>1000001</text:p>
          </table:table-cell>
          <table:table-cell office:value-type="float" office:value="2">
            <text:p>2</text:p>
          </table:table-cell>
          <table:table-cell/>
          <table:table-cell table:formula="of:=FACT(15)/FACT([.T25])/FACT(15-[.T25])" office:value-type="float" office:value="455">
            <text:p>455</text:p>
          </table:table-cell>
          <table:table-cell office:value-type="float" office:value="3">
            <text:p>3</text:p>
          </table:table-cell>
          <table:table-cell table:formula="of:=CEILING(LOG([.S25];2);1)" office:value-type="float" office:value="9">
            <text:p>9</text:p>
          </table:table-cell>
          <table:table-cell table:formula="of:=4+[.U25]" office:value-type="float" office:value="13">
            <text:p>13</text:p>
          </table:table-cell>
          <table:table-cell table:formula="of:=15-[.V25]" office:value-type="float" office:value="2">
            <text:p>2</text:p>
          </table:table-cell>
          <table:table-cell office:value-type="string">
            <text:p>0101</text:p>
          </table:table-cell>
          <table:table-cell office:value-type="string">
            <text:p>1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DEC2BIN([.E26])" office:value-type="string" office:string-value="11010">
            <text:p>110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DEC2BIN([.J26])" office:value-type="string" office:string-value="1101">
            <text:p>11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6">
            <text:p>66</text:p>
          </table:table-cell>
          <table:table-cell table:formula="of:=DEC2BIN([.O26])" office:value-type="string" office:string-value="1000010">
            <text:p>1000010</text:p>
          </table:table-cell>
          <table:table-cell office:value-type="float" office:value="2">
            <text:p>2</text:p>
          </table:table-cell>
          <table:table-cell/>
          <table:table-cell table:formula="of:=FACT(15)/FACT([.T26])/FACT(15-[.T26])" office:value-type="float" office:value="1365">
            <text:p>1365</text:p>
          </table:table-cell>
          <table:table-cell office:value-type="float" office:value="4">
            <text:p>4</text:p>
          </table:table-cell>
          <table:table-cell table:formula="of:=CEILING(LOG([.S26];2);1)" office:value-type="float" office:value="11">
            <text:p>11</text:p>
          </table:table-cell>
          <table:table-cell table:formula="of:=4+[.U26]" office:value-type="float" office:value="15">
            <text:p>15</text:p>
          </table:table-cell>
          <table:table-cell table:formula="of:=15-[.V26]" office:value-type="float" office:value="0">
            <text:p>0</text:p>
          </table:table-cell>
          <table:table-cell office:value-type="string">
            <text:p>01100</text:p>
          </table:table-cell>
          <table:table-cell office:value-type="string">
            <text:p>11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DEC2BIN([.E27])" office:value-type="string" office:string-value="11100">
            <text:p>1110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DEC2BIN([.J27])" office:value-type="string" office:string-value="1110">
            <text:p>11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8">
            <text:p>68</text:p>
          </table:table-cell>
          <table:table-cell table:formula="of:=DEC2BIN([.O27])" office:value-type="string" office:string-value="1000100">
            <text:p>1000100</text:p>
          </table:table-cell>
          <table:table-cell office:value-type="float" office:value="2">
            <text:p>2</text:p>
          </table:table-cell>
          <table:table-cell/>
          <table:table-cell table:formula="of:=FACT(15)/FACT([.T27])/FACT(15-[.T27])" office:value-type="float" office:value="3003">
            <text:p>3003</text:p>
          </table:table-cell>
          <table:table-cell office:value-type="float" office:value="5">
            <text:p>5</text:p>
          </table:table-cell>
          <table:table-cell table:formula="of:=CEILING(LOG([.S27];2);1)" office:value-type="float" office:value="12">
            <text:p>12</text:p>
          </table:table-cell>
          <table:table-cell table:formula="of:=4+[.U27]" office:value-type="float" office:value="16">
            <text:p>16</text:p>
          </table:table-cell>
          <table:table-cell table:formula="of:=15-[.V27]" office:value-type="float" office:value="-1">
            <text:p>-1</text:p>
          </table:table-cell>
          <table:table-cell office:value-type="string">
            <text:p>01101</text:p>
          </table:table-cell>
          <table:table-cell office:value-type="string">
            <text:p>11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DEC2BIN([.E28])" office:value-type="string" office:string-value="1111">
            <text:p>11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table:formula="of:=DEC2BIN([.J28])" office:value-type="string" office:string-value="10011">
            <text:p>100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2">
            <text:p>72</text:p>
          </table:table-cell>
          <table:table-cell table:formula="of:=DEC2BIN([.O28])" office:value-type="string" office:string-value="1001000">
            <text:p>1001000</text:p>
          </table:table-cell>
          <table:table-cell office:value-type="float" office:value="2">
            <text:p>2</text:p>
          </table:table-cell>
          <table:table-cell/>
          <table:table-cell table:formula="of:=FACT(15)/FACT([.T28])/FACT(15-[.T28])" office:value-type="float" office:value="5005">
            <text:p>5005</text:p>
          </table:table-cell>
          <table:table-cell office:value-type="float" office:value="6">
            <text:p>6</text:p>
          </table:table-cell>
          <table:table-cell table:formula="of:=CEILING(LOG([.S28];2);1)" office:value-type="float" office:value="13">
            <text:p>13</text:p>
          </table:table-cell>
          <table:table-cell table:formula="of:=4+[.U28]" office:value-type="float" office:value="17">
            <text:p>17</text:p>
          </table:table-cell>
          <table:table-cell table:formula="of:=15-[.V28]" office:value-type="float" office:value="-2">
            <text:p>-2</text:p>
          </table:table-cell>
          <table:table-cell office:value-type="string">
            <text:p>01110</text:p>
          </table:table-cell>
          <table:table-cell office:value-type="string">
            <text:p>111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DEC2BIN([.E29])" office:value-type="string" office:string-value="10111">
            <text:p>101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DEC2BIN([.J29])" office:value-type="string" office:string-value="10101">
            <text:p>101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DEC2BIN([.O29])" office:value-type="string" office:string-value="1010000">
            <text:p>1010000</text:p>
          </table:table-cell>
          <table:table-cell office:value-type="float" office:value="2">
            <text:p>2</text:p>
          </table:table-cell>
          <table:table-cell/>
          <table:table-cell table:formula="of:=FACT(15)/FACT([.T29])/FACT(15-[.T29])" office:value-type="float" office:value="6435">
            <text:p>6435</text:p>
          </table:table-cell>
          <table:table-cell office:value-type="float" office:value="7">
            <text:p>7</text:p>
          </table:table-cell>
          <table:table-cell table:formula="of:=CEILING(LOG([.S29];2);1)" office:value-type="float" office:value="13">
            <text:p>13</text:p>
          </table:table-cell>
          <table:table-cell table:formula="of:=4+[.U29]" office:value-type="float" office:value="17">
            <text:p>17</text:p>
          </table:table-cell>
          <table:table-cell table:formula="of:=15-[.V29]" office:value-type="float" office:value="-2">
            <text:p>-2</text:p>
          </table:table-cell>
          <table:table-cell office:value-type="string">
            <text:p>01111</text:p>
          </table:table-cell>
          <table:table-cell office:value-type="string">
            <text:p>11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DEC2BIN([.E30])" office:value-type="string" office:string-value="11011">
            <text:p>110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DEC2BIN([.J30])" office:value-type="string" office:string-value="10110">
            <text:p>101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6">
            <text:p>96</text:p>
          </table:table-cell>
          <table:table-cell table:formula="of:=DEC2BIN([.O30])" office:value-type="string" office:string-value="1100000">
            <text:p>1100000</text:p>
          </table:table-cell>
          <table:table-cell office:value-type="float" office:value="2">
            <text:p>2</text:p>
          </table:table-cell>
          <table:table-cell/>
          <table:table-cell table:formula="of:=FACT(15)/FACT([.T30])/FACT(15-[.T30])" office:value-type="float" office:value="6435">
            <text:p>6435</text:p>
          </table:table-cell>
          <table:table-cell office:value-type="float" office:value="8">
            <text:p>8</text:p>
          </table:table-cell>
          <table:table-cell table:formula="of:=CEILING(LOG([.S30];2);1)" office:value-type="float" office:value="13">
            <text:p>13</text:p>
          </table:table-cell>
          <table:table-cell table:formula="of:=4+[.U30]" office:value-type="float" office:value="17">
            <text:p>17</text:p>
          </table:table-cell>
          <table:table-cell table:formula="of:=15-[.V30]" office:value-type="float" office:value="-2">
            <text:p>-2</text:p>
          </table:table-cell>
          <table:table-cell office:value-type="string">
            <text:p>11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DEC2BIN([.E31])" office:value-type="string" office:string-value="11101">
            <text:p>1110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DEC2BIN([.J31])" office:value-type="string" office:string-value="11001">
            <text:p>110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DEC2BIN([.O31])" office:value-type="string" office:string-value="111">
            <text:p>11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FACT(15)/FACT([.T31])/FACT(15-[.T31])" office:value-type="float" office:value="5005">
            <text:p>5005</text:p>
          </table:table-cell>
          <table:table-cell office:value-type="float" office:value="9">
            <text:p>9</text:p>
          </table:table-cell>
          <table:table-cell table:formula="of:=CEILING(LOG([.S31];2);1)" office:value-type="float" office:value="13">
            <text:p>13</text:p>
          </table:table-cell>
          <table:table-cell table:formula="of:=4+[.U31]" office:value-type="float" office:value="17">
            <text:p>17</text:p>
          </table:table-cell>
          <table:table-cell table:formula="of:=15-[.V31]" office:value-type="float" office:value="-2">
            <text:p>-2</text:p>
          </table:table-cell>
          <table:table-cell office:value-type="string">
            <text:p>111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DEC2BIN([.E32])" office:value-type="string" office:string-value="11110">
            <text:p>111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DEC2BIN([.J32])" office:value-type="string" office:string-value="11010">
            <text:p>110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DEC2BIN([.O32])" office:value-type="string" office:string-value="1011">
            <text:p>1011</text:p>
          </table:table-cell>
          <table:table-cell office:value-type="float" office:value="3">
            <text:p>3</text:p>
          </table:table-cell>
          <table:table-cell/>
          <table:table-cell table:formula="of:=FACT(15)/FACT([.T32])/FACT(15-[.T32])" office:value-type="float" office:value="3003">
            <text:p>3003</text:p>
          </table:table-cell>
          <table:table-cell office:value-type="float" office:value="10">
            <text:p>10</text:p>
          </table:table-cell>
          <table:table-cell table:formula="of:=CEILING(LOG([.S32];2);1)" office:value-type="float" office:value="12">
            <text:p>12</text:p>
          </table:table-cell>
          <table:table-cell table:formula="of:=4+[.U32]" office:value-type="float" office:value="16">
            <text:p>16</text:p>
          </table:table-cell>
          <table:table-cell table:formula="of:=15-[.V32]" office:value-type="float" office:value="-1">
            <text:p>-1</text:p>
          </table:table-cell>
          <table:table-cell office:value-type="string">
            <text:p>111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DEC2BIN([.E33])" office:value-type="string" office:string-value="11111">
            <text:p>11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table:formula="of:=DEC2BIN([.J33])" office:value-type="string" office:string-value="11100">
            <text:p>1110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DEC2BIN([.O33])" office:value-type="string" office:string-value="1101">
            <text:p>1101</text:p>
          </table:table-cell>
          <table:table-cell office:value-type="float" office:value="3">
            <text:p>3</text:p>
          </table:table-cell>
          <table:table-cell/>
          <table:table-cell table:formula="of:=FACT(15)/FACT([.T33])/FACT(15-[.T33])" office:value-type="float" office:value="1365">
            <text:p>1365</text:p>
          </table:table-cell>
          <table:table-cell office:value-type="float" office:value="11">
            <text:p>11</text:p>
          </table:table-cell>
          <table:table-cell table:formula="of:=CEILING(LOG([.S33];2);1)" office:value-type="float" office:value="11">
            <text:p>11</text:p>
          </table:table-cell>
          <table:table-cell table:formula="of:=4+[.U33]" office:value-type="float" office:value="15">
            <text:p>15</text:p>
          </table:table-cell>
          <table:table-cell table:formula="of:=15-[.V33]" office:value-type="float" office:value="0">
            <text:p>0</text:p>
          </table:table-cell>
          <table:table-cell office:value-type="string">
            <text:p>1110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5">
            <text:p>35</text:p>
          </table:table-cell>
          <table:table-cell table:formula="of:=DEC2BIN([.J34])" office:value-type="string" office:string-value="100011">
            <text:p>1000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DEC2BIN([.O34])" office:value-type="string" office:string-value="1110">
            <text:p>1110</text:p>
          </table:table-cell>
          <table:table-cell office:value-type="float" office:value="3">
            <text:p>3</text:p>
          </table:table-cell>
          <table:table-cell/>
          <table:table-cell table:formula="of:=FACT(15)/FACT([.T34])/FACT(15-[.T34])" office:value-type="float" office:value="455">
            <text:p>455</text:p>
          </table:table-cell>
          <table:table-cell office:value-type="float" office:value="12">
            <text:p>12</text:p>
          </table:table-cell>
          <table:table-cell table:formula="of:=CEILING(LOG([.S34];2);1)" office:value-type="float" office:value="9">
            <text:p>9</text:p>
          </table:table-cell>
          <table:table-cell table:formula="of:=4+[.U34]" office:value-type="float" office:value="13">
            <text:p>13</text:p>
          </table:table-cell>
          <table:table-cell table:formula="of:=15-[.V34]" office:value-type="float" office:value="2">
            <text:p>2</text:p>
          </table:table-cell>
          <table:table-cell office:value-type="string">
            <text:p>110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7">
            <text:p>37</text:p>
          </table:table-cell>
          <table:table-cell table:formula="of:=DEC2BIN([.J35])" office:value-type="string" office:string-value="100101">
            <text:p>1001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DEC2BIN([.O35])" office:value-type="string" office:string-value="10011">
            <text:p>10011</text:p>
          </table:table-cell>
          <table:table-cell office:value-type="float" office:value="3">
            <text:p>3</text:p>
          </table:table-cell>
          <table:table-cell/>
          <table:table-cell table:formula="of:=FACT(15)/FACT([.T35])/FACT(15-[.T35])" office:value-type="float" office:value="105">
            <text:p>105</text:p>
          </table:table-cell>
          <table:table-cell office:value-type="float" office:value="13">
            <text:p>13</text:p>
          </table:table-cell>
          <table:table-cell table:formula="of:=CEILING(LOG([.S35];2);1)" office:value-type="float" office:value="7">
            <text:p>7</text:p>
          </table:table-cell>
          <table:table-cell table:formula="of:=4+[.U35]" office:value-type="float" office:value="11">
            <text:p>11</text:p>
          </table:table-cell>
          <table:table-cell table:formula="of:=15-[.V35]" office:value-type="float" office:value="4">
            <text:p>4</text:p>
          </table:table-cell>
          <table:table-cell office:value-type="string">
            <text:p>110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8">
            <text:p>38</text:p>
          </table:table-cell>
          <table:table-cell table:formula="of:=DEC2BIN([.J36])" office:value-type="string" office:string-value="100110">
            <text:p>1001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DEC2BIN([.O36])" office:value-type="string" office:string-value="10101">
            <text:p>10101</text:p>
          </table:table-cell>
          <table:table-cell office:value-type="float" office:value="3">
            <text:p>3</text:p>
          </table:table-cell>
          <table:table-cell/>
          <table:table-cell table:formula="of:=FACT(15)/FACT([.T36])/FACT(15-[.T36])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CEILING(LOG([.S36];2);1)" office:value-type="float" office:value="4">
            <text:p>4</text:p>
          </table:table-cell>
          <table:table-cell table:formula="of:=4+[.U36]" office:value-type="float" office:value="8">
            <text:p>8</text:p>
          </table:table-cell>
          <table:table-cell table:formula="of:=15-[.V36]" office:value-type="float" office:value="7">
            <text:p>7</text:p>
          </table:table-cell>
          <table:table-cell office:value-type="string">
            <text:p>10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41">
            <text:p>41</text:p>
          </table:table-cell>
          <table:table-cell table:formula="of:=DEC2BIN([.J37])" office:value-type="string" office:string-value="101001">
            <text:p>1010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DEC2BIN([.O37])" office:value-type="string" office:string-value="10110">
            <text:p>10110</text:p>
          </table:table-cell>
          <table:table-cell office:value-type="float" office:value="3">
            <text:p>3</text:p>
          </table:table-cell>
          <table:table-cell/>
          <table:table-cell table:formula="of:=FACT(15)/FACT([.T37])/FACT(15-[.T37])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CEILING(LOG([.S37];2);1)" office:value-type="float" office:value="0">
            <text:p>0</text:p>
          </table:table-cell>
          <table:table-cell table:formula="of:=4+[.U37]" office:value-type="float" office:value="4">
            <text:p>4</text:p>
          </table:table-cell>
          <table:table-cell table:formula="of:=15-[.V37]" office:value-type="float" office:value="11">
            <text:p>11</text:p>
          </table:table-cell>
          <table:table-cell office:value-type="string">
            <text:p>10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42">
            <text:p>42</text:p>
          </table:table-cell>
          <table:table-cell table:formula="of:=DEC2BIN([.J38])" office:value-type="string" office:string-value="101010">
            <text:p>1010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DEC2BIN([.O38])" office:value-type="string" office:string-value="11001">
            <text:p>11001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4">
            <text:p>44</text:p>
          </table:table-cell>
          <table:table-cell table:formula="of:=DEC2BIN([.J39])" office:value-type="string" office:string-value="101100">
            <text:p>10110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DEC2BIN([.O39])" office:value-type="string" office:string-value="11010">
            <text:p>11010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9">
            <text:p>49</text:p>
          </table:table-cell>
          <table:table-cell table:formula="of:=DEC2BIN([.J40])" office:value-type="string" office:string-value="110001">
            <text:p>11000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DEC2BIN([.O40])" office:value-type="string" office:string-value="11100">
            <text:p>11100</text:p>
          </table:table-cell>
          <table:table-cell office:value-type="float" office:value="3">
            <text:p>3</text:p>
          </table:table-cell>
          <table:table-cell/>
          <table:table-cell table:formula="of:=FACT(14)/FACT([.T40])/FACT(14-[.T4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75632">
            <text:p>175632</text:p>
          </table:table-cell>
          <table:table-cell office:value-type="float" office:value="50">
            <text:p>50</text:p>
          </table:table-cell>
          <table:table-cell table:formula="of:=DEC2BIN([.J41])" office:value-type="string" office:string-value="110010">
            <text:p>1100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DEC2BIN([.O41])" office:value-type="string" office:string-value="100011">
            <text:p>100011</text:p>
          </table:table-cell>
          <table:table-cell office:value-type="float" office:value="3">
            <text:p>3</text:p>
          </table:table-cell>
          <table:table-cell/>
          <table:table-cell table:formula="of:=FACT(14)/FACT([.T41])/FACT(14-[.T41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8200">
            <text:p>148200</text:p>
          </table:table-cell>
          <table:table-cell office:value-type="float" office:value="52">
            <text:p>52</text:p>
          </table:table-cell>
          <table:table-cell table:formula="of:=DEC2BIN([.J42])" office:value-type="string" office:string-value="110100">
            <text:p>11010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DEC2BIN([.O42])" office:value-type="string" office:string-value="100101">
            <text:p>100101</text:p>
          </table:table-cell>
          <table:table-cell office:value-type="float" office:value="3">
            <text:p>3</text:p>
          </table:table-cell>
          <table:table-cell/>
          <table:table-cell table:formula="of:=FACT(14)/FACT([.T42])/FACT(14-[.T42])"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10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79824">
            <text:p>179824</text:p>
          </table:table-cell>
          <table:table-cell office:value-type="float" office:value="56">
            <text:p>56</text:p>
          </table:table-cell>
          <table:table-cell table:formula="of:=DEC2BIN([.J43])" office:value-type="string" office:string-value="111000">
            <text:p>11100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DEC2BIN([.O43])" office:value-type="string" office:string-value="100110">
            <text:p>100110</text:p>
          </table:table-cell>
          <table:table-cell office:value-type="float" office:value="3">
            <text:p>3</text:p>
          </table:table-cell>
          <table:table-cell/>
          <table:table-cell table:formula="of:=FACT(14)/FACT([.T43])/FACT(14-[.T43])"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string">
            <text:p>10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85496">
            <text:p>185496</text:p>
          </table:table-cell>
          <table:table-cell office:value-type="float" office:value="15">
            <text:p>15</text:p>
          </table:table-cell>
          <table:table-cell table:formula="of:=DEC2BIN([.J44])" office:value-type="string" office:string-value="1111">
            <text:p>11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41">
            <text:p>41</text:p>
          </table:table-cell>
          <table:table-cell table:formula="of:=DEC2BIN([.O44])" office:value-type="string" office:string-value="101001">
            <text:p>101001</text:p>
          </table:table-cell>
          <table:table-cell office:value-type="float" office:value="3">
            <text:p>3</text:p>
          </table:table-cell>
          <table:table-cell/>
          <table:table-cell table:formula="of:=FACT(14)/FACT([.T44])/FACT(14-[.T44])" office:value-type="float" office:value="1001">
            <text:p>1001</text:p>
          </table:table-cell>
          <table:table-cell office:value-type="float" office:value="4">
            <text:p>4</text:p>
          </table:table-cell>
          <table:table-cell office:value-type="string">
            <text:p>110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SUM([.I41:.I44])" office:value-type="float" office:value="689152">
            <text:p>689152</text:p>
          </table:table-cell>
          <table:table-cell office:value-type="float" office:value="23">
            <text:p>23</text:p>
          </table:table-cell>
          <table:table-cell table:formula="of:=DEC2BIN([.J45])" office:value-type="string" office:string-value="10111">
            <text:p>101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DEC2BIN([.O45])" office:value-type="string" office:string-value="101010">
            <text:p>101010</text:p>
          </table:table-cell>
          <table:table-cell office:value-type="float" office:value="3">
            <text:p>3</text:p>
          </table:table-cell>
          <table:table-cell/>
          <table:table-cell table:formula="of:=FACT(14)/FACT([.T45])/FACT(14-[.T45])"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string">
            <text:p>1101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449721/2" office:value-type="float" office:value="724860.5">
            <text:p>724860.5</text:p>
          </table:table-cell>
          <table:table-cell office:value-type="float" office:value="27">
            <text:p>27</text:p>
          </table:table-cell>
          <table:table-cell table:formula="of:=DEC2BIN([.J46])" office:value-type="string" office:string-value="11011">
            <text:p>110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 table:formula="of:=DEC2BIN([.O46])" office:value-type="string" office:string-value="101100">
            <text:p>101100</text:p>
          </table:table-cell>
          <table:table-cell office:value-type="float" office:value="3">
            <text:p>3</text:p>
          </table:table-cell>
          <table:table-cell/>
          <table:table-cell table:formula="of:=FACT(14)/FACT([.T46])/FACT(14-[.T46])" office:value-type="float" office:value="3003">
            <text:p>3003</text:p>
          </table:table-cell>
          <table:table-cell office:value-type="float" office:value="6">
            <text:p>6</text:p>
          </table:table-cell>
          <table:table-cell office:value-type="string">
            <text:p>111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9296">
            <text:p>79296</text:p>
          </table:table-cell>
          <table:table-cell office:value-type="float" office:value="29">
            <text:p>29</text:p>
          </table:table-cell>
          <table:table-cell table:formula="of:=DEC2BIN([.J47])" office:value-type="string" office:string-value="11101">
            <text:p>1110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DEC2BIN([.O47])" office:value-type="string" office:string-value="110001">
            <text:p>110001</text:p>
          </table:table-cell>
          <table:table-cell office:value-type="float" office:value="3">
            <text:p>3</text:p>
          </table:table-cell>
          <table:table-cell/>
          <table:table-cell table:formula="of:=FACT(14)/FACT([.T47])/FACT(14-[.T47])" office:value-type="float" office:value="3432">
            <text:p>3432</text:p>
          </table:table-cell>
          <table:table-cell office:value-type="float" office:value="7">
            <text:p>7</text:p>
          </table:table-cell>
          <table:table-cell office:value-type="string">
            <text:p>111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39648">
            <text:p>39648</text:p>
          </table:table-cell>
          <table:table-cell office:value-type="float" office:value="30">
            <text:p>30</text:p>
          </table:table-cell>
          <table:table-cell table:formula="of:=DEC2BIN([.J48])" office:value-type="string" office:string-value="11110">
            <text:p>111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DEC2BIN([.O48])" office:value-type="string" office:string-value="110010">
            <text:p>110010</text:p>
          </table:table-cell>
          <table:table-cell office:value-type="float" office:value="3">
            <text:p>3</text:p>
          </table:table-cell>
          <table:table-cell/>
          <table:table-cell table:formula="of:=FACT(14)/FACT([.T48])/FACT(14-[.T48])" office:value-type="float" office:value="3003">
            <text:p>300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465">
            <text:p>3465</text:p>
          </table:table-cell>
          <table:table-cell office:value-type="float" office:value="39">
            <text:p>39</text:p>
          </table:table-cell>
          <table:table-cell table:formula="of:=DEC2BIN([.J49])" office:value-type="string" office:string-value="100111">
            <text:p>1001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2">
            <text:p>52</text:p>
          </table:table-cell>
          <table:table-cell table:formula="of:=DEC2BIN([.O49])" office:value-type="string" office:string-value="110100">
            <text:p>110100</text:p>
          </table:table-cell>
          <table:table-cell office:value-type="float" office:value="3">
            <text:p>3</text:p>
          </table:table-cell>
          <table:table-cell/>
          <table:table-cell table:formula="of:=FACT(14)/FACT([.T49])/FACT(14-[.T49])" office:value-type="float" office:value="2002">
            <text:p>2002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465">
            <text:p>3465</text:p>
          </table:table-cell>
          <table:table-cell office:value-type="float" office:value="43">
            <text:p>43</text:p>
          </table:table-cell>
          <table:table-cell table:formula="of:=DEC2BIN([.J50])" office:value-type="string" office:string-value="101011">
            <text:p>1010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DEC2BIN([.O50])" office:value-type="string" office:string-value="111000">
            <text:p>111000</text:p>
          </table:table-cell>
          <table:table-cell office:value-type="float" office:value="3">
            <text:p>3</text:p>
          </table:table-cell>
          <table:table-cell/>
          <table:table-cell table:formula="of:=FACT(14)/FACT([.T50])/FACT(14-[.T50])" office:value-type="float" office:value="1001">
            <text:p>100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432">
            <text:p>6432</text:p>
          </table:table-cell>
          <table:table-cell office:value-type="float" office:value="45">
            <text:p>45</text:p>
          </table:table-cell>
          <table:table-cell table:formula="of:=DEC2BIN([.J51])" office:value-type="string" office:string-value="101101">
            <text:p>10110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DEC2BIN([.O51])" office:value-type="string" office:string-value="1000011">
            <text:p>1000011</text:p>
          </table:table-cell>
          <table:table-cell office:value-type="float" office:value="3">
            <text:p>3</text:p>
          </table:table-cell>
          <table:table-cell/>
          <table:table-cell table:formula="of:=FACT(14)/FACT([.T51])/FACT(14-[.T51])" office:value-type="float" office:value="364">
            <text:p>364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47:.I51])" office:value-type="float" office:value="132306">
            <text:p>132306</text:p>
          </table:table-cell>
          <table:table-cell office:value-type="float" office:value="46">
            <text:p>46</text:p>
          </table:table-cell>
          <table:table-cell table:formula="of:=DEC2BIN([.J52])" office:value-type="string" office:string-value="101110">
            <text:p>1011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DEC2BIN([.O52])" office:value-type="string" office:string-value="1000101">
            <text:p>1000101</text:p>
          </table:table-cell>
          <table:table-cell office:value-type="float" office:value="3">
            <text:p>3</text:p>
          </table:table-cell>
          <table:table-cell/>
          <table:table-cell table:formula="of:=FACT(14)/FACT([.T52])/FACT(14-[.T52])" office:value-type="float" office:value="91">
            <text:p>91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51">
            <text:p>51</text:p>
          </table:table-cell>
          <table:table-cell table:formula="of:=DEC2BIN([.J53])" office:value-type="string" office:string-value="110011">
            <text:p>1100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0">
            <text:p>70</text:p>
          </table:table-cell>
          <table:table-cell table:formula="of:=DEC2BIN([.O53])" office:value-type="string" office:string-value="1000110">
            <text:p>1000110</text:p>
          </table:table-cell>
          <table:table-cell office:value-type="float" office:value="3">
            <text:p>3</text:p>
          </table:table-cell>
          <table:table-cell/>
          <table:table-cell table:formula="of:=FACT(14)/FACT([.T53])/FACT(14-[.T53])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.I46]-[.I45]" office:value-type="float" office:value="35708.5">
            <text:p>35708.5</text:p>
          </table:table-cell>
          <table:table-cell office:value-type="float" office:value="53">
            <text:p>53</text:p>
          </table:table-cell>
          <table:table-cell table:formula="of:=DEC2BIN([.J54])" office:value-type="string" office:string-value="110101">
            <text:p>11010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DEC2BIN([.O54])" office:value-type="string" office:string-value="1001001">
            <text:p>1001001</text:p>
          </table:table-cell>
          <table:table-cell office:value-type="float" office:value="3">
            <text:p>3</text:p>
          </table:table-cell>
          <table:table-cell/>
          <table:table-cell table:formula="of:=FACT(14)/FACT([.T54])/FACT(14-[.T54])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3030000-[.I52]" office:value-type="float" office:value="2897694">
            <text:p>2897694</text:p>
          </table:table-cell>
          <table:table-cell office:value-type="float" office:value="54">
            <text:p>54</text:p>
          </table:table-cell>
          <table:table-cell table:formula="of:=DEC2BIN([.J55])" office:value-type="string" office:string-value="110110">
            <text:p>1101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4">
            <text:p>74</text:p>
          </table:table-cell>
          <table:table-cell table:formula="of:=DEC2BIN([.O55])" office:value-type="string" office:string-value="1001010">
            <text:p>1001010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57">
            <text:p>57</text:p>
          </table:table-cell>
          <table:table-cell table:formula="of:=DEC2BIN([.J56])" office:value-type="string" office:string-value="111001">
            <text:p>11100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6">
            <text:p>76</text:p>
          </table:table-cell>
          <table:table-cell table:formula="of:=DEC2BIN([.O56])" office:value-type="string" office:string-value="1001100">
            <text:p>1001100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58">
            <text:p>58</text:p>
          </table:table-cell>
          <table:table-cell table:formula="of:=DEC2BIN([.J57])" office:value-type="string" office:string-value="111010">
            <text:p>1110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DEC2BIN([.O57])" office:value-type="string" office:string-value="1010001">
            <text:p>1010001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60">
            <text:p>60</text:p>
          </table:table-cell>
          <table:table-cell table:formula="of:=DEC2BIN([.J58])" office:value-type="string" office:string-value="111100">
            <text:p>11110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82">
            <text:p>82</text:p>
          </table:table-cell>
          <table:table-cell table:formula="of:=DEC2BIN([.O58])" office:value-type="string" office:string-value="1010010">
            <text:p>1010010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1">
            <text:p>31</text:p>
          </table:table-cell>
          <table:table-cell table:formula="of:=DEC2BIN([.J59])" office:value-type="string" office:string-value="11111">
            <text:p>111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DEC2BIN([.O59])" office:value-type="string" office:string-value="1010100">
            <text:p>1010100</text:p>
          </table:table-cell>
          <table:table-cell office:value-type="float" office:value="3">
            <text:p>3</text:p>
          </table:table-cell>
          <table:table-cell/>
          <table:table-cell office:value-type="float" office:value="79437954">
            <text:p>7943795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7">
            <text:p>47</text:p>
          </table:table-cell>
          <table:table-cell table:formula="of:=DEC2BIN([.J60])" office:value-type="string" office:string-value="101111">
            <text:p>1011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88">
            <text:p>88</text:p>
          </table:table-cell>
          <table:table-cell table:formula="of:=DEC2BIN([.O60])" office:value-type="string" office:string-value="1011000">
            <text:p>1011000</text:p>
          </table:table-cell>
          <table:table-cell office:value-type="float" office:value="3">
            <text:p>3</text:p>
          </table:table-cell>
          <table:table-cell/>
          <table:table-cell office:value-type="float" office:value="924690">
            <text:p>92469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55">
            <text:p>55</text:p>
          </table:table-cell>
          <table:table-cell table:formula="of:=DEC2BIN([.J61])" office:value-type="string" office:string-value="110111">
            <text:p>1101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DEC2BIN([.O61])" office:value-type="string" office:string-value="1100001">
            <text:p>1100001</text:p>
          </table:table-cell>
          <table:table-cell office:value-type="float" office:value="3">
            <text:p>3</text:p>
          </table:table-cell>
          <table:table-cell/>
          <table:table-cell office:value-type="float" office:value="1294566">
            <text:p>129456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59">
            <text:p>59</text:p>
          </table:table-cell>
          <table:table-cell table:formula="of:=DEC2BIN([.J62])" office:value-type="string" office:string-value="111011">
            <text:p>1110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8">
            <text:p>98</text:p>
          </table:table-cell>
          <table:table-cell table:formula="of:=DEC2BIN([.O62])" office:value-type="string" office:string-value="1100010">
            <text:p>1100010</text:p>
          </table:table-cell>
          <table:table-cell office:value-type="float" office:value="3">
            <text:p>3</text:p>
          </table:table-cell>
          <table:table-cell/>
          <table:table-cell office:value-type="float" office:value="647283">
            <text:p>647283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61">
            <text:p>61</text:p>
          </table:table-cell>
          <table:table-cell table:formula="of:=DEC2BIN([.J63])" office:value-type="string" office:string-value="111101">
            <text:p>11110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DEC2BIN([.O63])" office:value-type="string" office:string-value="1100100">
            <text:p>1100100</text:p>
          </table:table-cell>
          <table:table-cell office:value-type="float" office:value="3">
            <text:p>3</text:p>
          </table:table-cell>
          <table:table-cell/>
          <table:table-cell office:value-type="float" office:value="50916">
            <text:p>5091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62">
            <text:p>62</text:p>
          </table:table-cell>
          <table:table-cell table:formula="of:=DEC2BIN([.J64])" office:value-type="string" office:string-value="111110">
            <text:p>1111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4">
            <text:p>104</text:p>
          </table:table-cell>
          <table:table-cell table:formula="of:=DEC2BIN([.O64])" office:value-type="string" office:string-value="1101000">
            <text:p>1101000</text:p>
          </table:table-cell>
          <table:table-cell office:value-type="float" office:value="3">
            <text:p>3</text:p>
          </table:table-cell>
          <table:table-cell/>
          <table:table-cell office:value-type="float" office:value="50916">
            <text:p>5091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63">
            <text:p>63</text:p>
          </table:table-cell>
          <table:table-cell table:formula="of:=DEC2BIN([.J65])" office:value-type="string" office:string-value="111111">
            <text:p>1111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formula="of:=DEC2BIN([.O65])" office:value-type="string" office:string-value="1111">
            <text:p>1111</text:p>
          </table:table-cell>
          <table:table-cell office:value-type="float" office:value="3">
            <text:p>3</text:p>
          </table:table-cell>
          <table:table-cell/>
          <table:table-cell office:value-type="float" office:value="101121">
            <text:p>101121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3">
            <text:p>23</text:p>
          </table:table-cell>
          <table:table-cell table:formula="of:=DEC2BIN([.O66])" office:value-type="string" office:string-value="10111">
            <text:p>1011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27">
            <text:p>27</text:p>
          </table:table-cell>
          <table:table-cell table:formula="of:=DEC2BIN([.O67])" office:value-type="string" office:string-value="11011">
            <text:p>11011</text:p>
          </table:table-cell>
          <table:table-cell office:value-type="float" office:value="4">
            <text:p>4</text:p>
          </table:table-cell>
          <table:table-cell/>
          <table:table-cell office:value-type="float" office:value="167400">
            <text:p>167400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9">
            <text:p>29</text:p>
          </table:table-cell>
          <table:table-cell table:formula="of:=DEC2BIN([.O68])" office:value-type="string" office:string-value="11101">
            <text:p>11101</text:p>
          </table:table-cell>
          <table:table-cell office:value-type="float" office:value="4">
            <text:p>4</text:p>
          </table:table-cell>
          <table:table-cell/>
          <table:table-cell office:value-type="float" office:value="117180">
            <text:p>117180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0">
            <text:p>30</text:p>
          </table:table-cell>
          <table:table-cell table:formula="of:=DEC2BIN([.O69])" office:value-type="string" office:string-value="11110">
            <text:p>11110</text:p>
          </table:table-cell>
          <table:table-cell office:value-type="float" office:value="4">
            <text:p>4</text:p>
          </table:table-cell>
          <table:table-cell/>
          <table:table-cell office:value-type="float" office:value="234360">
            <text:p>234360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9">
            <text:p>39</text:p>
          </table:table-cell>
          <table:table-cell table:formula="of:=DEC2BIN([.O70])" office:value-type="string" office:string-value="100111">
            <text:p>100111</text:p>
          </table:table-cell>
          <table:table-cell office:value-type="float" office:value="4">
            <text:p>4</text:p>
          </table:table-cell>
          <table:table-cell/>
          <table:table-cell office:value-type="float" office:value="10998">
            <text:p>1099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43">
            <text:p>43</text:p>
          </table:table-cell>
          <table:table-cell table:formula="of:=DEC2BIN([.O71])" office:value-type="string" office:string-value="101011">
            <text:p>101011</text:p>
          </table:table-cell>
          <table:table-cell office:value-type="float" office:value="4">
            <text:p>4</text:p>
          </table:table-cell>
          <table:table-cell/>
          <table:table-cell office:value-type="float" office:value="10998">
            <text:p>1099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45">
            <text:p>45</text:p>
          </table:table-cell>
          <table:table-cell table:formula="of:=DEC2BIN([.O72])" office:value-type="string" office:string-value="101101">
            <text:p>101101</text:p>
          </table:table-cell>
          <table:table-cell office:value-type="float" office:value="4">
            <text:p>4</text:p>
          </table:table-cell>
          <table:table-cell/>
          <table:table-cell office:value-type="float" office:value="21063">
            <text:p>2106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46">
            <text:p>46</text:p>
          </table:table-cell>
          <table:table-cell table:formula="of:=DEC2BIN([.O73])" office:value-type="string" office:string-value="101110">
            <text:p>1011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51">
            <text:p>51</text:p>
          </table:table-cell>
          <table:table-cell table:formula="of:=DEC2BIN([.O74])" office:value-type="string" office:string-value="110011">
            <text:p>110011</text:p>
          </table:table-cell>
          <table:table-cell office:value-type="float" office:value="4">
            <text:p>4</text:p>
          </table:table-cell>
          <table:table-cell/>
          <table:table-cell table:formula="of:=[.S59]-SUM([.S60:.S72])" office:value-type="float" office:value="75806463">
            <text:p>7580646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53">
            <text:p>53</text:p>
          </table:table-cell>
          <table:table-cell table:formula="of:=DEC2BIN([.O75])" office:value-type="string" office:string-value="110101">
            <text:p>1101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54">
            <text:p>54</text:p>
          </table:table-cell>
          <table:table-cell table:formula="of:=DEC2BIN([.O76])" office:value-type="string" office:string-value="110110">
            <text:p>110110</text:p>
          </table:table-cell>
          <table:table-cell office:value-type="float" office:value="4">
            <text:p>4</text:p>
          </table:table-cell>
          <table:table-cell/>
          <table:table-cell office:value-type="float" office:value="74599089">
            <text:p>74599089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57">
            <text:p>57</text:p>
          </table:table-cell>
          <table:table-cell table:formula="of:=DEC2BIN([.O77])" office:value-type="string" office:string-value="111001">
            <text:p>111001</text:p>
          </table:table-cell>
          <table:table-cell office:value-type="float" office:value="4">
            <text:p>4</text:p>
          </table:table-cell>
          <table:table-cell/>
          <table:table-cell table:formula="of:=[.S74]-[.S76]" office:value-type="float" office:value="1207374">
            <text:p>1207374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58">
            <text:p>58</text:p>
          </table:table-cell>
          <table:table-cell table:formula="of:=DEC2BIN([.O78])" office:value-type="string" office:string-value="111010">
            <text:p>1110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60">
            <text:p>60</text:p>
          </table:table-cell>
          <table:table-cell table:formula="of:=DEC2BIN([.O79])" office:value-type="string" office:string-value="111100">
            <text:p>11110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71">
            <text:p>71</text:p>
          </table:table-cell>
          <table:table-cell table:formula="of:=DEC2BIN([.O80])" office:value-type="string" office:string-value="1000111">
            <text:p>100011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75">
            <text:p>75</text:p>
          </table:table-cell>
          <table:table-cell table:formula="of:=DEC2BIN([.O81])" office:value-type="string" office:string-value="1001011">
            <text:p>100101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77">
            <text:p>77</text:p>
          </table:table-cell>
          <table:table-cell table:formula="of:=DEC2BIN([.O82])" office:value-type="string" office:string-value="1001101">
            <text:p>10011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78">
            <text:p>78</text:p>
          </table:table-cell>
          <table:table-cell table:formula="of:=DEC2BIN([.O83])" office:value-type="string" office:string-value="1001110">
            <text:p>10011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83">
            <text:p>83</text:p>
          </table:table-cell>
          <table:table-cell table:formula="of:=DEC2BIN([.O84])" office:value-type="string" office:string-value="1010011">
            <text:p>101001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85">
            <text:p>85</text:p>
          </table:table-cell>
          <table:table-cell table:formula="of:=DEC2BIN([.O85])" office:value-type="string" office:string-value="1010101">
            <text:p>10101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86">
            <text:p>86</text:p>
          </table:table-cell>
          <table:table-cell table:formula="of:=DEC2BIN([.O86])" office:value-type="string" office:string-value="1010110">
            <text:p>10101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89">
            <text:p>89</text:p>
          </table:table-cell>
          <table:table-cell table:formula="of:=DEC2BIN([.O87])" office:value-type="string" office:string-value="1011001">
            <text:p>10110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90">
            <text:p>90</text:p>
          </table:table-cell>
          <table:table-cell table:formula="of:=DEC2BIN([.O88])" office:value-type="string" office:string-value="1011010">
            <text:p>10110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92">
            <text:p>92</text:p>
          </table:table-cell>
          <table:table-cell table:formula="of:=DEC2BIN([.O89])" office:value-type="string" office:string-value="1011100">
            <text:p>101110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99">
            <text:p>99</text:p>
          </table:table-cell>
          <table:table-cell table:formula="of:=DEC2BIN([.O90])" office:value-type="string" office:string-value="1100011">
            <text:p>110001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1">
            <text:p>101</text:p>
          </table:table-cell>
          <table:table-cell table:formula="of:=DEC2BIN([.O91])" office:value-type="string" office:string-value="1100101">
            <text:p>11001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2">
            <text:p>102</text:p>
          </table:table-cell>
          <table:table-cell table:formula="of:=DEC2BIN([.O92])" office:value-type="string" office:string-value="1100110">
            <text:p>11001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5">
            <text:p>105</text:p>
          </table:table-cell>
          <table:table-cell table:formula="of:=DEC2BIN([.O93])" office:value-type="string" office:string-value="1101001">
            <text:p>11010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6">
            <text:p>106</text:p>
          </table:table-cell>
          <table:table-cell table:formula="of:=DEC2BIN([.O94])" office:value-type="string" office:string-value="1101010">
            <text:p>11010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8">
            <text:p>108</text:p>
          </table:table-cell>
          <table:table-cell table:formula="of:=DEC2BIN([.O95])" office:value-type="string" office:string-value="1101100">
            <text:p>110110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2">
            <text:p>112</text:p>
          </table:table-cell>
          <table:table-cell table:formula="of:=DEC2BIN([.O96])" office:value-type="string" office:string-value="1110000">
            <text:p>111000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0">
            <text:p>120</text:p>
          </table:table-cell>
          <table:table-cell table:formula="of:=DEC2BIN([.O97])" office:value-type="string" office:string-value="1111000">
            <text:p>111100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3">
            <text:p>113</text:p>
          </table:table-cell>
          <table:table-cell table:formula="of:=DEC2BIN([.O98])" office:value-type="string" office:string-value="1110001">
            <text:p>111000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4">
            <text:p>114</text:p>
          </table:table-cell>
          <table:table-cell table:formula="of:=DEC2BIN([.O99])" office:value-type="string" office:string-value="1110010">
            <text:p>11100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6">
            <text:p>116</text:p>
          </table:table-cell>
          <table:table-cell table:formula="of:=DEC2BIN([.O100])" office:value-type="string" office:string-value="1110100">
            <text:p>111010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7">
            <text:p>117</text:p>
          </table:table-cell>
          <table:table-cell table:formula="of:=DEC2BIN([.O101])" office:value-type="string" office:string-value="1110101">
            <text:p>111010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47">
            <text:p>47</text:p>
          </table:table-cell>
          <table:table-cell table:formula="of:=DEC2BIN([.O102])" office:value-type="string" office:string-value="101111">
            <text:p>1011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55">
            <text:p>55</text:p>
          </table:table-cell>
          <table:table-cell table:formula="of:=DEC2BIN([.O103])" office:value-type="string" office:string-value="110111">
            <text:p>1101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59">
            <text:p>59</text:p>
          </table:table-cell>
          <table:table-cell table:formula="of:=DEC2BIN([.O104])" office:value-type="string" office:string-value="111011">
            <text:p>1110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61">
            <text:p>61</text:p>
          </table:table-cell>
          <table:table-cell table:formula="of:=DEC2BIN([.O105])" office:value-type="string" office:string-value="111101">
            <text:p>11110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62">
            <text:p>62</text:p>
          </table:table-cell>
          <table:table-cell table:formula="of:=DEC2BIN([.O106])" office:value-type="string" office:string-value="111110">
            <text:p>11111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8">
            <text:p>118</text:p>
          </table:table-cell>
          <table:table-cell table:formula="of:=DEC2BIN([.O107])" office:value-type="string" office:string-value="1110110">
            <text:p>111011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87">
            <text:p>87</text:p>
          </table:table-cell>
          <table:table-cell table:formula="of:=DEC2BIN([.O108])" office:value-type="string" office:string-value="1010111">
            <text:p>10101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91">
            <text:p>91</text:p>
          </table:table-cell>
          <table:table-cell table:formula="of:=DEC2BIN([.O109])" office:value-type="string" office:string-value="1011011">
            <text:p>10110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93">
            <text:p>93</text:p>
          </table:table-cell>
          <table:table-cell table:formula="of:=DEC2BIN([.O110])" office:value-type="string" office:string-value="1011101">
            <text:p>101110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94">
            <text:p>94</text:p>
          </table:table-cell>
          <table:table-cell table:formula="of:=DEC2BIN([.O111])" office:value-type="string" office:string-value="1011110">
            <text:p>101111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2">
            <text:p>122</text:p>
          </table:table-cell>
          <table:table-cell table:formula="of:=DEC2BIN([.O112])" office:value-type="string" office:string-value="1111010">
            <text:p>111101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7">
            <text:p>107</text:p>
          </table:table-cell>
          <table:table-cell table:formula="of:=DEC2BIN([.O113])" office:value-type="string" office:string-value="1101011">
            <text:p>11010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9">
            <text:p>109</text:p>
          </table:table-cell>
          <table:table-cell table:formula="of:=DEC2BIN([.O114])" office:value-type="string" office:string-value="1101101">
            <text:p>110110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0">
            <text:p>110</text:p>
          </table:table-cell>
          <table:table-cell table:formula="of:=DEC2BIN([.O115])" office:value-type="string" office:string-value="1101110">
            <text:p>110111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31">
            <text:p>31</text:p>
          </table:table-cell>
          <table:table-cell table:formula="of:=DEC2BIN([.O116])" office:value-type="string" office:string-value="11111">
            <text:p>111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79">
            <text:p>79</text:p>
          </table:table-cell>
          <table:table-cell table:formula="of:=DEC2BIN([.O117])" office:value-type="string" office:string-value="1001111">
            <text:p>10011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03">
            <text:p>103</text:p>
          </table:table-cell>
          <table:table-cell table:formula="of:=DEC2BIN([.O118])" office:value-type="string" office:string-value="1100111">
            <text:p>11001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5">
            <text:p>115</text:p>
          </table:table-cell>
          <table:table-cell table:formula="of:=DEC2BIN([.O119])" office:value-type="string" office:string-value="1110011">
            <text:p>111001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1">
            <text:p>121</text:p>
          </table:table-cell>
          <table:table-cell table:formula="of:=DEC2BIN([.O120])" office:value-type="string" office:string-value="1111001">
            <text:p>111100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4">
            <text:p>124</text:p>
          </table:table-cell>
          <table:table-cell table:formula="of:=DEC2BIN([.O121])" office:value-type="string" office:string-value="1111100">
            <text:p>111110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63">
            <text:p>63</text:p>
          </table:table-cell>
          <table:table-cell table:formula="of:=DEC2BIN([.O122])" office:value-type="string" office:string-value="111111">
            <text:p>111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95">
            <text:p>95</text:p>
          </table:table-cell>
          <table:table-cell table:formula="of:=DEC2BIN([.O123])" office:value-type="string" office:string-value="1011111">
            <text:p>101111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1">
            <text:p>111</text:p>
          </table:table-cell>
          <table:table-cell table:formula="of:=DEC2BIN([.O124])" office:value-type="string" office:string-value="1101111">
            <text:p>110111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19">
            <text:p>119</text:p>
          </table:table-cell>
          <table:table-cell table:formula="of:=DEC2BIN([.O125])" office:value-type="string" office:string-value="1110111">
            <text:p>111011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3">
            <text:p>123</text:p>
          </table:table-cell>
          <table:table-cell table:formula="of:=DEC2BIN([.O126])" office:value-type="string" office:string-value="1111011">
            <text:p>111101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5">
            <text:p>125</text:p>
          </table:table-cell>
          <table:table-cell table:formula="of:=DEC2BIN([.O127])" office:value-type="string" office:string-value="1111101">
            <text:p>1111101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6">
            <text:p>126</text:p>
          </table:table-cell>
          <table:table-cell table:formula="of:=DEC2BIN([.O128])" office:value-type="string" office:string-value="1111110">
            <text:p>1111110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127">
            <text:p>127</text:p>
          </table:table-cell>
          <table:table-cell table:formula="of:=DEC2BIN([.O129])" office:value-type="string" office:string-value="1111111">
            <text:p>11111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database-ranges>
        <table:database-range table:target-range-address="class_offset.O2:class_offset.Q1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4">24/06/2024</text:date>, <text:time>19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6-24T09:05:28</meta:creation-date>
    <dc:date>2024-06-24T19:00:05</dc:date>
    <dc:creator>Arun dale</dc:creator>
    <meta:editing-duration>PT5H41M44S</meta:editing-duration>
    <meta:editing-cycles>4</meta:editing-cycles>
    <meta:generator>OpenOffice/4.1.10$Unix OpenOffice.org_project/4110m2$Build-9807</meta:generator>
    <meta:document-statistic meta:table-count="1" meta:cell-count="974" meta:object-count="0"/>
  </office:meta>
</office:document-meta>
</file>